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0"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1"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2"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3"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4"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5"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7-29)'.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7-29)'.D8">
          <table:error-message table:message-type="stop" table:display="true"/>
        </table:content-validation>
      </table:content-validations>
      <table:table table:name="DATE (24-07-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TechChariot</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1</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Three outposts on starting woodlines added per playtesting advice, to reduce potency of tower rushes. This will make the map more competitive.</text:p>
          </table:table-cell>
          <table:table-cell table:content-validation-name="val2" office:value-type="string" calcext:value-type="string">
            <text:p>Exception Granted</text:p>
          </table:table-cell>
          <table:table-cell office:value-type="string" calcext:value-type="string">
            <text:p>See note on STND-002 9.B.1 below for fairness</text:p>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FlyingMouseAOE performed an initial competitivity analysis due to strange concept of a map with very little wood. The evaluation yielded a passing score: <text:a xlink:href="https://github.com/Alchemy-AOE-Community/CHEM-Random-Map-Scripts/blob/Workshop_TechChariot/Workshop_TechChariot/Denali/AK_01_Denali_Competitivity_FlyingMouse_Eval_24_07_28.xlsx" xlink:type="simple">https://github.com/Alchemy-AOE-Community/CHEM-Random-Map-Scripts/blob/Workshop_TechChariot/Workshop_TechChariot/Denali/AK_01_Denali_Competitivity_FlyingMouse_Eval_24_07_28.xlsx</text:a></text:p>
          </table:table-cell>
          <table:table-cell table:content-validation-name="val2" office:value-type="string" calcext:value-type="string">
            <text:p>Compliant</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office:value-type="string" calcext:value-type="string">
            <text:p>Neutral gold amount randomized. Player-forest wood amount randomized. Random starting positions.</text:p>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If compliant with all screening reqs, map will be transferred to Alaska branch</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am positioning is not yet optimized, but still works. </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Configuration Count: 1v1 = 15, 2v2 = 45, 3v3 and up = 13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NOTE: If team positions are activated, then numbers selected by players in lobby cannot exceed the number of players. Also note that it will always be odd vs even numbers, regardless of teams.</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office:value-type="string" calcext:value-type="string">
            <text:p>Only deviation is configuration of food bears per GSRM-AK-002.</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office:value-type="string" calcext:value-type="string">
            <text:p>Sometimes there are patches of ice biasing toward one side but they are not in strategically important area and there is much unbuildable terrain already on the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office:value-type="string" calcext:value-type="string">
            <text:p>Player assigned wood varies by maximum of 1000 / 15000</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the placement of outposts. A couple times only two spawned. Both players should have them in the same relative spots</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No convertible gaia units on the map except shee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1" calcext:value-type="float" table:number-columns-spanned="2" table:number-rows-spanned="1">
            <text:p>1</text:p>
          </table:table-cell>
          <table:covered-table-cell/>
          <table:table-cell table:style-name="ce12" table:formula="of:=COUNTIF([.$F$8:.$F$71];[.A77])" office:value-type="float" office:value="1" calcext:value-type="float" table:number-columns-spanned="2" table:number-rows-spanned="1">
            <text:p>1</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45" calcext:value-type="float" table:number-columns-spanned="2" table:number-rows-spanned="1">
            <text:p>45</text:p>
          </table:table-cell>
          <table:covered-table-cell/>
          <table:table-cell table:style-name="ce12" table:formula="of:=COUNTIF([.$F$8:.$F$71];[.A79])" office:value-type="float" office:value="45" calcext:value-type="float" table:number-columns-spanned="2" table:number-rows-spanned="1">
            <text:p>45</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0" calcext:value-type="float" table:number-columns-spanned="2" table:number-rows-spanned="1">
            <text:p>0</text:p>
          </table:table-cell>
          <table:covered-table-cell/>
          <table:table-cell table:style-name="ce12" table:formula="of:=COUNTIF([.$F$8:.$F$71];[.A80])" office:value-type="float" office:value="0" calcext:value-type="float" table:number-columns-spanned="2" table:number-rows-spanned="1">
            <text:p>0</text:p>
          </table:table-cell>
          <table:covered-table-cell table:style-name="ce53"/>
        </table:table-row>
        <calcext:conditional-formats>
          <calcext:conditional-format calcext:target-range-address="'DATE (24-07-29)'.F71:'DATE (24-07-29)'.F71 'DATE (24-07-29)'.D71:'DATE (24-07-29)'.D71 'DATE (24-07-29)'.D69:'DATE (24-07-29)'.D69 'DATE (24-07-29)'.F69:'DATE (24-07-29)'.F69 'DATE (24-07-29)'.D67:'DATE (24-07-29)'.D67 'DATE (24-07-29)'.F67:'DATE (24-07-29)'.F67 'DATE (24-07-29)'.D65:'DATE (24-07-29)'.D65 'DATE (24-07-29)'.F65:'DATE (24-07-29)'.F65 'DATE (24-07-29)'.D56:'DATE (24-07-29)'.D63 'DATE (24-07-29)'.F56:'DATE (24-07-29)'.F63 'DATE (24-07-29)'.D52:'DATE (24-07-29)'.D54 'DATE (24-07-29)'.F52:'DATE (24-07-29)'.F54 'DATE (24-07-29)'.D49:'DATE (24-07-29)'.D50 'DATE (24-07-29)'.F49:'DATE (24-07-29)'.F50 'DATE (24-07-29)'.D47:'DATE (24-07-29)'.D47 'DATE (24-07-29)'.F47:'DATE (24-07-29)'.F47 'DATE (24-07-29)'.D42:'DATE (24-07-29)'.D45 'DATE (24-07-29)'.F42:'DATE (24-07-29)'.F45 'DATE (24-07-29)'.D37:'DATE (24-07-29)'.D40 'DATE (24-07-29)'.F37:'DATE (24-07-29)'.F40 'DATE (24-07-29)'.D35:'DATE (24-07-29)'.D35 'DATE (24-07-29)'.F35:'DATE (24-07-29)'.F35 'DATE (24-07-29)'.D31:'DATE (24-07-29)'.D33 'DATE (24-07-29)'.F31:'DATE (24-07-29)'.F33 'DATE (24-07-29)'.F8:'DATE (24-07-29)'.F28 'DATE (24-07-29)'.D8:'DATE (24-07-29)'.D28">
            <calcext:condition calcext:apply-style-name="Red Fill" calcext:value="=&quot;Non-Compliant&quot;" calcext:base-cell-address="'DATE (24-07-29)'.D8"/>
            <calcext:condition calcext:apply-style-name="Orange Fill" calcext:value="=&quot;Exception Rejected&quot;" calcext:base-cell-address="'DATE (24-07-29)'.D8"/>
            <calcext:condition calcext:apply-style-name="Light Green Fill" calcext:value="=&quot;Compliance Expected&quot;" calcext:base-cell-address="'DATE (24-07-29)'.D8"/>
            <calcext:condition calcext:apply-style-name="Dark Green Fill" calcext:value="=&quot;Exception Granted&quot;" calcext:base-cell-address="'DATE (24-07-29)'.D8"/>
            <calcext:condition calcext:apply-style-name="Emerald Fill" calcext:value="=&quot;Compliant&quot;" calcext:base-cell-address="'DATE (24-07-29)'.D8"/>
            <calcext:condition calcext:apply-style-name="Note" calcext:value="=&quot;Not-Applicable&quot;" calcext:base-cell-address="'DATE (24-07-29)'.D8"/>
            <calcext:condition calcext:apply-style-name="Yellow Fill" calcext:value="=&quot;Exception Requested&quot;" calcext:base-cell-address="'DATE (24-07-29)'.D8"/>
          </calcext:conditional-format>
        </calcext:conditional-formats>
      </table:table>
      <table:table table:name="DATE (24-08-18)"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10"/>
        <table:table-column table:style-name="co5" table:default-cell-style-name="ce53"/>
        <table:table-column table:style-name="co6" table:default-cell-style-name="ce113"/>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TechChariot</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1</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Three outposts on starting woodlines added per playtesting advice, to reduce potency of tower rushes. This will make the map more competitive.</text:p>
          </table:table-cell>
          <table:table-cell table:content-validation-name="val2" office:value-type="string" calcext:value-type="string">
            <text:p>Exception Granted</text:p>
          </table:table-cell>
          <table:table-cell office:value-type="string" calcext:value-type="string">
            <text:p>See note on STND-002 9.B.1 below for fairness</text:p>
          </table:table-cell>
        </table:table-row>
        <table:table-row table:style-name="ro1">
          <table:table-cell table:style-name="ce4"/>
          <table:table-cell table:style-name="ce48" table:number-columns-repeated="2"/>
          <table:table-cell table:style-name="ce111" table:content-validation-name="val1"/>
          <table:table-cell table:style-name="ce68"/>
          <table:table-cell table:style-name="ce114"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12" table:content-validation-name="val1"/>
          <table:table-cell table:style-name="ce73"/>
          <table:table-cell table:style-name="ce115"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FlyingMouseAOE performed an initial competitivity analysis due to strange concept of a map with very little wood. The evaluation yielded a passing score: <text:a xlink:href="https://github.com/Alchemy-AOE-Community/CHEM-Random-Map-Scripts/blob/Workshop_TechChariot/Workshop_TechChariot/Denali/AK_01_Denali_Competitivity_FlyingMouse_Eval_24_07_28.xlsx" xlink:type="simple">https://github.com/Alchemy-AOE-Community/CHEM-Random-Map-Scripts/blob/Workshop_TechChariot/Workshop_TechChariot/Denali/AK_01_Denali_Competitivity_FlyingMouse_Eval_24_07_28.xlsx</text:a></text:p>
          </table:table-cell>
          <table:table-cell table:content-validation-name="val2" office:value-type="string" calcext:value-type="string">
            <text:p>Compliant</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office:value-type="string" calcext:value-type="string">
            <text:p>Neutral gold amount randomized. Player-forest wood amount randomized. Random starting positions.</text:p>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111" table:content-validation-name="val1"/>
          <table:table-cell table:style-name="ce68"/>
          <table:table-cell table:style-name="ce114"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2" table:content-validation-name="val1"/>
          <table:table-cell table:style-name="ce73"/>
          <table:table-cell table:style-name="ce115"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If compliant with all screening reqs, map will be transferred to Alaska branch</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am positioning is not yet optimized, but still works. </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Configuration Count: 1v1 = 15, 2v2 = 45, 3v3 and up = 13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NOTE: If team positions are activated, then numbers selected by players in lobby cannot exceed the number of players. Also note that it will always be odd vs even numbers, regardless of teams.</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office:value-type="string" calcext:value-type="string">
            <text:p>Only deviation is configuration of food bears per GSRM-AK-002.</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office:value-type="string" calcext:value-type="string">
            <text:p>Sometimes there are patches of ice biasing toward one side but they are not in strategically important area and there is much unbuildable terrain already on the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office:value-type="string" calcext:value-type="string">
            <text:p>Player assigned wood varies by maximum of 1000 / 15000</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office:value-type="string" calcext:value-type="string">
            <text:p>Could not re-create outpost spawning problem on my own PC. I increased the maximum outer radius within which they can spawn, hopefully that resolves the issue.</text:p>
          </table:table-cell>
          <table:table-cell table:content-validation-name="val2" office:value-type="string" calcext:value-type="string">
            <text:p>Compliance Expected</text:p>
          </table:table-cell>
          <table:table-cell office:value-type="string" calcext:value-type="string">
            <text:p>Check the placement of outposts. A couple times only two spawned. Both players should have them in the same relative spots</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No convertible gaia units on the map except shee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1" calcext:value-type="float" table:number-columns-spanned="2" table:number-rows-spanned="1">
            <text:p>1</text:p>
          </table:table-cell>
          <table:covered-table-cell/>
          <table:table-cell table:style-name="ce12" table:formula="of:=COUNTIF([.$F$8:.$F$71];[.A77])" office:value-type="float" office:value="1" calcext:value-type="float" table:number-columns-spanned="2" table:number-rows-spanned="1">
            <text:p>1</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45" calcext:value-type="float" table:number-columns-spanned="2" table:number-rows-spanned="1">
            <text:p>45</text:p>
          </table:table-cell>
          <table:covered-table-cell/>
          <table:table-cell table:style-name="ce12" table:formula="of:=COUNTIF([.$F$8:.$F$71];[.A79])" office:value-type="float" office:value="45" calcext:value-type="float" table:number-columns-spanned="2" table:number-rows-spanned="1">
            <text:p>45</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0" calcext:value-type="float" table:number-columns-spanned="2" table:number-rows-spanned="1">
            <text:p>0</text:p>
          </table:table-cell>
          <table:covered-table-cell/>
          <table:table-cell table:style-name="ce12" table:formula="of:=COUNTIF([.$F$8:.$F$71];[.A80])" office:value-type="float" office:value="0" calcext:value-type="float" table:number-columns-spanned="2" table:number-rows-spanned="1">
            <text:p>0</text:p>
          </table:table-cell>
          <table:covered-table-cell table:style-name="ce53"/>
        </table:table-row>
        <calcext:conditional-formats>
          <calcext:conditional-format calcext:target-range-address="'DATE (24-08-18)'.F71:'DATE (24-08-18)'.F71 'DATE (24-08-18)'.D71:'DATE (24-08-18)'.D71 'DATE (24-08-18)'.D69:'DATE (24-08-18)'.D69 'DATE (24-08-18)'.F69:'DATE (24-08-18)'.F69 'DATE (24-08-18)'.D67:'DATE (24-08-18)'.D67 'DATE (24-08-18)'.F67:'DATE (24-08-18)'.F67 'DATE (24-08-18)'.D65:'DATE (24-08-18)'.D65 'DATE (24-08-18)'.F65:'DATE (24-08-18)'.F65 'DATE (24-08-18)'.D56:'DATE (24-08-18)'.D63 'DATE (24-08-18)'.F56:'DATE (24-08-18)'.F63 'DATE (24-08-18)'.D52:'DATE (24-08-18)'.D54 'DATE (24-08-18)'.F52:'DATE (24-08-18)'.F54 'DATE (24-08-18)'.D49:'DATE (24-08-18)'.D50 'DATE (24-08-18)'.F49:'DATE (24-08-18)'.F50 'DATE (24-08-18)'.D47:'DATE (24-08-18)'.D47 'DATE (24-08-18)'.F47:'DATE (24-08-18)'.F47 'DATE (24-08-18)'.D42:'DATE (24-08-18)'.D45 'DATE (24-08-18)'.F42:'DATE (24-08-18)'.F45 'DATE (24-08-18)'.D37:'DATE (24-08-18)'.D40 'DATE (24-08-18)'.F37:'DATE (24-08-18)'.F40 'DATE (24-08-18)'.D35:'DATE (24-08-18)'.D35 'DATE (24-08-18)'.F35:'DATE (24-08-18)'.F35 'DATE (24-08-18)'.D31:'DATE (24-08-18)'.D33 'DATE (24-08-18)'.F31:'DATE (24-08-18)'.F33 'DATE (24-08-18)'.F8:'DATE (24-08-18)'.F28 'DATE (24-08-18)'.D8:'DATE (24-08-18)'.D28">
            <calcext:condition calcext:apply-style-name="Red Fill" calcext:value="=&quot;Non-Compliant&quot;" calcext:base-cell-address="'DATE (24-08-18)'.D8"/>
            <calcext:condition calcext:apply-style-name="Orange Fill" calcext:value="=&quot;Exception Rejected&quot;" calcext:base-cell-address="'DATE (24-08-18)'.D8"/>
            <calcext:condition calcext:apply-style-name="Light Green Fill" calcext:value="=&quot;Compliance Expected&quot;" calcext:base-cell-address="'DATE (24-08-18)'.D8"/>
            <calcext:condition calcext:apply-style-name="Dark Green Fill" calcext:value="=&quot;Exception Granted&quot;" calcext:base-cell-address="'DATE (24-08-18)'.D8"/>
            <calcext:condition calcext:apply-style-name="Emerald Fill" calcext:value="=&quot;Compliant&quot;" calcext:base-cell-address="'DATE (24-08-18)'.D8"/>
            <calcext:condition calcext:apply-style-name="Note" calcext:value="=&quot;Not-Applicable&quot;" calcext:base-cell-address="'DATE (24-08-18)'.D8"/>
            <calcext:condition calcext:apply-style-name="Yellow Fill" calcext:value="=&quot;Exception Requested&quot;" calcext:base-cell-address="'DATE (24-08-18)'.D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18T09:01:42.822000000</dc:date>
    <meta:editing-duration>P2DT16H39M8S</meta:editing-duration>
    <meta:editing-cycles>187</meta:editing-cycles>
    <meta:generator>LibreOffice/7.1.3.2$Windows_X86_64 LibreOffice_project/47f78053abe362b9384784d31a6e56f8511eb1c1</meta:generator>
    <meta:document-statistic meta:table-count="2" meta:cell-count="485" meta:object-count="0"/>
  </office:meta>
</office:document-meta>
</file>